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color="#ff3333"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4" style:family="paragraph" style:parent-style-name="Standard">
      <style:text-properties fo:color="#000000" fo:font-size="14pt" style:text-underline-style="none" fo:font-weight="bold" style:font-size-asian="14pt" style:font-weight-asian="bold" style:font-size-complex="14pt" style:font-weight-complex="bold"/>
    </style:style>
    <style:style style:name="P5" style:family="paragraph" style:parent-style-name="Standard">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6"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8" style:family="paragraph" style:parent-style-name="Standard" style:list-style-name="L1">
      <style:text-properties fo:color="#000000" fo:font-size="14pt" style:text-underline-style="none" fo:font-weight="normal" style:font-size-asian="14pt" style:font-weight-asian="normal" style:font-size-complex="14pt" style:font-weight-complex="normal"/>
    </style:style>
    <style:style style:name="P9" style:family="paragraph" style:parent-style-name="Standard" style:list-style-name="L2">
      <style:text-properties fo:color="#000000" fo:font-size="14pt" style:text-underline-style="none" fo:font-weight="normal" style:font-size-asian="14pt" style:font-weight-asian="normal" style:font-size-complex="14pt" style:font-weight-complex="normal"/>
    </style:style>
    <style:style style:name="P10" style:family="paragraph" style:parent-style-name="Standard">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text-properties fo:color="#000000" fo:font-size="14pt" fo:font-style="italic" style:text-underline-style="none" fo:font-weight="bold" style:font-size-asian="14pt" style:font-style-asian="italic" style:font-weight-asian="bold" style:font-size-complex="14pt" style:font-style-complex="italic" style:font-weight-complex="bold"/>
    </style:style>
    <style:style style:name="P12" style:family="paragraph" style:parent-style-name="Standard">
      <style:text-properties fo:color="#3333ff"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text-properties fo:color="#3333ff" fo:font-size="14pt" style:text-underline-style="none" fo:font-weight="normal" style:font-size-asian="14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o gestion droit :</text:p>
      <text:p text:style-name="P2"/>
      <text:p text:style-name="P6">thème 1 - chap 1 : agents économiques</text:p>
      <text:p text:style-name="P3">(approche économique)</text:p>
      <text:p text:style-name="P3"/>
      <text:p text:style-name="P3">2 compétences attendues → être capable d'identifier les agents éco en relation avec <text:s text:c="3"/><text:tab/><text:tab/><text:tab/><text:tab/><text:tab/>l'entreprise</text:p>
      <text:p text:style-name="P3"><text:tab/><text:tab/><text:tab/><text:tab/>identifier leur rôle économique</text:p>
      <text:p text:style-name="P3"/>
      <text:p text:style-name="P5">plan du chap :</text:p>
      <text:p text:style-name="P3"><text:s text:c="2"/>I- notion d'activité économique</text:p>
      <text:p text:style-name="P3"><text:s text:c="2"/>II- notion d'agent économique / secteur institutionnels</text:p>
      <text:p text:style-name="P3"><text:s text:c="2"/>III- notion de production à caractère économique</text:p>
      <text:p text:style-name="P3"><text:s text:c="2"/>IV- échanges au sein du circuit économique</text:p>
      <text:p text:style-name="P3"><text:s text:c="2"/>V- financement de l'économie</text:p>
      <text:p text:style-name="P3"/>
      <text:p text:style-name="P4">I – Voir plan</text:p>
      <text:p text:style-name="P3"/>
      <text:p text:style-name="P3">déf activité économique : activité humaine visant à satisfaire des besoins en mobilisant des ressources.</text:p>
      <text:p text:style-name="P3"/>
      <text:p text:style-name="P3">Homme a des besoins, va chercher des ressources pour y rép dans la nature mais pb → accès, disponibilité, réponse limité</text:p>
      <text:p text:style-name="P3">→ naissance de spécialisation puis de métier qui amène → production</text:p>
      <text:p text:style-name="P3"><text:tab/><text:tab/><text:tab/><text:tab/><text:tab/><text:tab/><text:tab/><text:tab/><text:tab/>abondance</text:p>
      <text:p text:style-name="P3"><text:tab/><text:tab/><text:tab/><text:tab/><text:tab/><text:tab/><text:tab/><text:tab/><text:tab/>meilleur disponibilité</text:p>
      <text:p text:style-name="P3"><text:tab/><text:tab/><text:tab/><text:tab/><text:tab/><text:tab/><text:tab/><text:tab/><text:tab/>variété</text:p>
      <text:p text:style-name="P3">Puis échange entre spécialisation et homme</text:p>
      <text:p text:style-name="P3">Activité humaine → <text:s/>car capable de calcul économique (utilisation de ses ressources)</text:p>
      <text:p text:style-name="P3"/>
      <text:p text:style-name="P5">3 caractéristiques de besoins :</text:p>
      <text:p text:style-name="P3"><text:s text:c="2"/>– être divers</text:p>
      <text:p text:style-name="P3"><text:s text:c="2"/>– être interdépendant (un besoin va provoquer d'autres besoins)</text:p>
      <text:p text:style-name="P3"><text:s text:c="2"/>– avoir une satiabilité limitée dans le temps (besoin combler pendant un temps puis revient)</text:p>
      <text:p text:style-name="P3"/>
      <text:p text:style-name="P5">caractéristiques des ressources :</text:p>
      <text:p text:style-name="P3"><text:s text:c="2"/>– être limitées</text:p>
      <text:p text:style-name="P3"><text:s text:c="2"/>– être difficiles d'accès</text:p>
      <text:p text:style-name="P3"/>
      <text:p text:style-name="P5">2 intérêts de l'activité économique :</text:p>
      <text:p text:style-name="P3"><text:s text:c="2"/>– développer les ressources liées à l'activité de production pour compenser les ressources naturelles</text:p>
      <text:p text:style-name="P3"><text:s text:c="2"/>– développer la spécialisation des agents pour renforcer l'intérêt des ressources humaines produites</text:p>
      <text:p text:style-name="P4"><text:soft-page-break/>II – voir plan</text:p>
      <text:p text:style-name="P3"/>
      <text:p text:style-name="P3">def « agent économique » : centre de décision économique indépendant, disposant d'une autonomie de décision dans l'exercice de sa principale fonction.</text:p>
      <text:p text:style-name="P3"/>
      <text:p text:style-name="P3">Rôle des agents économique : développer des actions économiques fondant l'activité économique.</text:p>
      <text:p text:style-name="P3"/>
      <text:p text:style-name="P3">def « action économique » : action visant à satisfaire ses propres besoins ou visant à répondre aux besoins d'un autre agent économique.</text:p>
      <text:p text:style-name="P3">c-a-d consommer ou produire</text:p>
      <text:p text:style-name="P3">(activité familiale ne l'est jamais)</text:p>
      <text:p text:style-name="P3"/>
      <text:p text:style-name="P3"><text:span text:style-name="T1">identification des agents économiques :</text:span> </text:p>
      <text:p text:style-name="P3"/>
      <text:p text:style-name="P3">fondement de la classification : terminologie de la comptabilité nationale ; stats de l'INSEE</text:p>
      <text:p text:style-name="P3"/>
      <text:p text:style-name="P5">identification de 6 catégories d'agents :</text:p>
      <text:p text:style-name="P3"><text:s text:c="2"/>– les ménages → familles, personnes célibataires</text:p>
      <text:p text:style-name="P3"><text:s text:c="2"/>– sociétés non financières → entreprises, les sociétés (entreprises qui proposent des choses non liés à la finance)</text:p>
      <text:list xml:id="list4839553438859905583" text:style-name="L1">
        <text:list-item>
          <text:p text:style-name="P8">sociétés financières → les banques, les assurances et les mutuelles</text:p>
        </text:list-item>
        <text:list-item>
          <text:p text:style-name="P8">administrations publiques → Etat, les collectivités locales, hôpitaux publics, universités</text:p>
        </text:list-item>
        <text:list-item>
          <text:p text:style-name="P8">institutions à but non lucratif au service des ménages (ISBLSM) → associations, partis politiques, syndicats</text:p>
        </text:list-item>
        <text:list-item>
          <text:p text:style-name="P8">le RDM → agents économiques situés à l'étranger</text:p>
        </text:list-item>
      </text:list>
      <text:p text:style-name="P3"/>
      <text:p text:style-name="P5">fonction économique des agents économiques :</text:p>
      <text:p text:style-name="P3"/>
      <text:list xml:id="list6376445962288299618" text:style-name="L2">
        <text:list-item>
          <text:p text:style-name="P9">les ménages → consommer, c-a-d acquérir les ressources pour satisfaire des besoins</text:p>
        </text:list-item>
        <text:list-item>
          <text:p text:style-name="P9">sociétés non financières → produire des biens et servies marchands vendus pour tirer un profit</text:p>
        </text:list-item>
        <text:list-item>
          <text:p text:style-name="P9">sociétés financières → produire des servies financiers marchands visant à financer les projets des agents en collectant l'épargne et à assurer les activités des agents</text:p>
        </text:list-item>
        <text:list-item>
          <text:p text:style-name="P9">ISBLSM → produire des services non marchands auprès des agents afin de répondre à l'intérêts général</text:p>
        </text:list-item>
        <text:list-item>
          <text:p text:style-name="P9">administrations publiques → produire des services non marchands auprès des agents afin de répondre à l'intérêts général</text:p>
        </text:list-item>
        <text:list-item>
          <text:p text:style-name="P9">le RDM → en fonction de leur nature</text:p>
        </text:list-item>
      </text:list>
      <text:p text:style-name="P3"/>
      <text:p text:style-name="P4"><text:soft-page-break/>III – Voir plan</text:p>
      <text:p text:style-name="P3"/>
      <text:p text:style-name="P3">2 natures de production : marchande et non marchande</text:p>
      <text:p text:style-name="P3"/>
      <text:p text:style-name="P3">def production marchande : production destinée à âtre vendue sur un marché à un prix significatif</text:p>
      <text:p text:style-name="P3"/>
      <text:p text:style-name="P3"><text:span text:style-name="T1">notion « prix significatif » :</text:span> </text:p>
      <text:p text:style-name="P3"/>
      <text:p text:style-name="P3">prix couvrant au moins 50% du prix de production</text:p>
      <text:p text:style-name="P3">ex → coût prod = 100€ <text:s text:c="7"/>coût de vent &gt;= 50€</text:p>
      <text:p text:style-name="P3">revente à perte différent de vente à perte (revente à perte = interdit en France, sauf pendant solde etc, si le produit est périssable, si le produit est très démodé)</text:p>
      <text:p text:style-name="P3"/>
      <text:p text:style-name="P3"><text:span text:style-name="T1">notion « prix concurrentiel » :</text:span> prix dépassant le coût réel de production pour assurer la rentabilité des entreprises</text:p>
      <text:p text:style-name="P3"/>
      <text:p text:style-name="P5">auteurs de la production :<text:span text:style-name="T2"> les entreprises (sociétés non financières)</text:span></text:p>
      <text:p text:style-name="P3"/>
      <text:p text:style-name="P3">def production non marchande : production qui est échangée gratuitement ou à un prix non significatif</text:p>
      <text:p text:style-name="P3"/>
      <text:p text:style-name="P5">notion « prix non significatif » :<text:span text:style-name="T2"> prix couvrant moins de 50% des coûts de production</text:span></text:p>
      <text:p text:style-name="P3"/>
      <text:p text:style-name="P5">auteurs de la production :<text:span text:style-name="T2"> administrations publiques ou ISBLSM</text:span></text:p>
      <text:p text:style-name="P3"/>
      <text:p text:style-name="P3"/>
      <text:p text:style-name="P12">Exercice (entreprise Parrot) :</text:p>
      <text:p text:style-name="P13"/>
      <text:p text:style-name="P13">1 ) les entreprises(sociétés non financières) → Pixd4, SenseFly, Airinov, MicaSense, Iconem, EOS </text:p>
      <text:p text:style-name="P13"><text:s text:c="5"/>les ménages (non-voyants / grand public)</text:p>
      <text:p text:style-name="P13"><text:s text:c="5"/>administrations publiques → les communes</text:p>
      <text:p text:style-name="P13"><text:s text:c="5"/>sociétés financières (banque)</text:p>
      <text:p text:style-name="P13"><text:s text:c="5"/>le RDM (clients aux USA)</text:p>
      <text:p text:style-name="P13"/>
      <text:p text:style-name="P13">2 ) Rôle économique des sociétés financières = produire et investir pour les activités pro (entreprises qui achètent des drones)</text:p>
      <text:p text:style-name="P13"><text:s text:c="5"/>Rôle économique des ménages = consommer (achat des drones)</text:p>
      <text:p text:style-name="P13"><text:s text:c="5"/>Rôle administrations publiques = investir dans les produits pour des proposer des services non marchands</text:p>
      <text:p text:style-name="P13"><text:s text:c="5"/>Rôle des sociétés financières = produire des services financiers marchands (ici financement des activités)</text:p>
      <text:p text:style-name="P13"/>
      <text:p text:style-name="P13"/>
      <text:p text:style-name="P4"><text:soft-page-break/>IV – Voir plan</text:p>
      <text:p text:style-name="P4"/>
      <text:p text:style-name="P5">Nécessité d'échanger :</text:p>
      <text:p text:style-name="P3"/>
      <text:p text:style-name="P3">2 objectifs → 1) satisfaire au mieux les divers besoins des agents économiques</text:p>
      <text:p text:style-name="P3"><text:tab/><text:tab/> <text:s text:c="2"/>2) développer la spécialisation des agents économiques(métiers) pour mieux répondre aux besoins des clients</text:p>
      <text:p text:style-name="P3"/>
      <text:p text:style-name="P5">Modalités d'échanges : les différentes opérations économiques</text:p>
      <text:p text:style-name="P3">→ opérations sur les produits</text:p>
      <text:p text:style-name="P3">opération désignant la production du produit et son utilisation (conso ou investissement)</text:p>
      <text:p text:style-name="P3"/>
      <text:p text:style-name="P3">→ opérations financières</text:p>
      <text:p text:style-name="P3">opération visant à obtenir des ressources financières (crédit / emprunt) ou permettant de mettre à disposition ses ressources financières (épargne)</text:p>
      <text:p text:style-name="P3"/>
      <text:p text:style-name="P3"/>
      <text:p text:style-name="P3"><text:span text:style-name="T1">Circuit économique, principe</text:span> = échanges marchands permettent d'échanger des biens contre des revenus qui, à leur tour, permettront d'acquérir des produits ; ainsi se forme le circuit économique</text:p>
      <text:p text:style-name="P3"/>
      <text:p text:style-name="P3"><text:span text:style-name="T1">Les flux au sein du circuit économique</text:span> → flux monétaires (flux monétaires portent sur des échanges de monnaie)</text:p>
      <text:p text:style-name="P3"><text:tab/><text:tab/><text:tab/><text:tab/><text:tab/><text:tab/> <text:s text:c="7"/>flux réels (flux réels portent sur des échanges de bien ou de services)</text:p>
      <text:p text:style-name="P3"/>
      <text:p text:style-name="P3"/>
      <text:p text:style-name="P4">V – Voir plan</text:p>
      <text:p text:style-name="P4"/>
      <text:p text:style-name="P3">prêt = prêter de l'argent qui a été déposé au préalable</text:p>
      <text:p text:style-name="P3">crédit = prêter de l'argent qui a été artificiellement créée</text:p>
      <text:p text:style-name="P3"/>
      <text:p text:style-name="P11">(Voir le schéma sur feuille dans trieur qui explique toutes les defs)</text:p>
      <text:p text:style-name="P5"/>
      <text:p text:style-name="P3"><text:span text:style-name="T1">Principe du financement interne :</text:span> C'est le fait qu'un agent économique finance ses investissements grâce à son épargne</text:p>
      <text:p text:style-name="P3"/>
      <text:p text:style-name="P3"><text:span text:style-name="T1">Principe du financement externe :</text:span> Fait qu'un agent économique fasse appel à d'autre agents économiques(banques ou ménages) pour se procurer les ressources financières suffisantes</text:p>
      <text:p text:style-name="P3"/>
      <text:p text:style-name="P5">2 types de financement externe :<text:span text:style-name="T2"> 1 – Financement indirect qui repose sur l'intervention des banques</text:span></text:p>
      <text:p text:style-name="P5"><text:span text:style-name="T2"><text:tab/><text:tab/><text:tab/><text:tab/><text:tab/> <text:s/>2 – Financement direct qui repose sur les marchés </text:span><text:soft-page-break/><text:span text:style-name="T2">financiers</text:span></text:p>
      <text:p text:style-name="P5"><text:span text:style-name="T2"/></text:p>
      <text:p text:style-name="P5"><text:span text:style-name="T2"/></text:p>
      <text:p text:style-name="P5">Principe du financement externe indirect<text:span text:style-name="T2"> = consiste pour les banques d'accorder des prêts ou des crédits auprès des emprunteurs</text:span></text:p>
      <text:p text:style-name="P5"><text:span text:style-name="T2"/></text:p>
      <text:p text:style-name="P5">Principe du prêt :<text:span text:style-name="T2"> Banque collecte l'épargne auprès des agents économiques ayant des capacités de financement et accorde auprès d'agents ayant des besoins de financement qui devront le rembourser avec un taux d'intérêt</text:span></text:p>
      <text:p text:style-name="P5"><text:span text:style-name="T2"/></text:p>
      <text:p text:style-name="P5">Principe du crédit :<text:span text:style-name="T2"> Banque accorde une somme d'argent sur le compte de l'emprunteur sans dépôt préalable(création de monnaie) que ce dernier remboursera(destruction de monnaie) avec un taux d'intérêt</text:span></text:p>
      <text:p text:style-name="P5"><text:span text:style-name="T2"/></text:p>
      <text:p text:style-name="P5">Fonctionnement du crédit :<text:span text:style-name="T2"> Pour chaque crédit accordé, la banque doit se refinancer auprès d'une autre banque ou de la banque qui lui accorde le financement qu 'elle devra rembourser avec un taux appelé taux directeur</text:span></text:p>
      <text:p text:style-name="P5"><text:span text:style-name="T2"/></text:p>
      <text:p text:style-name="P5">Principe du financement externe direct :<text:span text:style-name="T2"> Fait que les ménages échangent directement, sur les marchés financiers, leur épargne épargne contre des titres(actions / obligations) émis par les sociétés</text:span></text:p>
      <text:p text:style-name="P5"><text:span text:style-name="T2"/></text:p>
      <text:p text:style-name="P5">Financement par fonds propres (actions) :<text:span text:style-name="T2"> Les ménages échangent leur épargne contre des actions qui sont des parts sociales de la société leur donnant le droit de participer au partage des dividendes et de participer aux assemblées générales.</text:span></text:p>
      <text:p text:style-name="P5"><text:span text:style-name="T2"/></text:p>
      <text:p text:style-name="P5">Financement endettement (obligations) :<text:span text:style-name="T2"> Ménages échangent leur épargne contre des obligations qui sont des prêts accordés aux entreprises avec une obligation de remboursement avec un taux fixe défini lors de la souscription des titres</text:span></text:p>
      <text:p text:style-name="P5"><text:span text:style-name="T2"/></text:p>
      <text:p text:style-name="P5"><text:span text:style-name="T2"/></text:p>
      <text:p text:style-name="P5">Intérêt du financement externe direct :</text:p>
      <text:p text:style-name="P5"><text:span text:style-name="T2"/></text:p>
      <text:p text:style-name="P5"><text:span text:style-name="T2"><text:tab/></text:span><text:span text:style-name="T3">Pour les prêteurs et offreurs de capitaux :</text:span><text:span text:style-name="T2"> Ils obtiennent une rémunération(dividendes ou intérêts) pour leur épargne placée qui peut-être supérieur à celle garantie par les produits bancaires. </text:span></text:p>
      <text:p text:style-name="P5"><text:span text:style-name="T2"/></text:p>
      <text:p text:style-name="P5"><text:span text:style-name="T2"><text:tab/></text:span><text:span text:style-name="T3">Pour les emprunteurs, demandeurs de capitaux :</text:span><text:span text:style-name="T6"> L'émission de titres va leur permettre de financer des investissements générateurs de revenus futurs à moindre coûts</text:span></text:p>
      <text:p text:style-name="P5"><text:span text:style-name="T2"/></text:p>
      <text:p text:style-name="P5"><text:span text:style-name="T2"><text:tab/></text:span></text:p>
      <text:p text:style-name="P3"/>
      <text:p text:style-name="P3"/>
      <text:p text:style-name="P3"/>
      <text:p text:style-name="P3"><text:soft-page-break/></text:p>
      <text:p text:style-name="P3"/>
      <text:p text:style-name="P3"/>
      <text:p text:style-name="P3"/>
      <text:p text:style-name="P3"/>
      <text:p text:style-name="P3"/>
      <text:p text:style-name="P3"/>
      <text:p text:style-name="P3"><text:s text:c="2"/></text:p>
      <text:p text:style-name="P3"/>
      <text:p text:style-name="P3"/>
      <text:p text:style-name="P3"/>
      <text:p text:style-name="P5"/>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meta:initial-creator>
    <meta:creation-date>2021-09-23T08:03:19</meta:creation-date>
    <dc:date>2021-10-20T11:52:55</dc:date>
    <dc:creator>Jordan </dc:creator>
    <meta:editing-duration>PT3H17M34S</meta:editing-duration>
    <meta:editing-cycles>4</meta:editing-cycles>
    <meta:generator>OpenOffice/4.1.7$Unix OpenOffice.org_project/417m1$Build-9800</meta:generator>
    <meta:document-statistic meta:table-count="0" meta:image-count="0" meta:object-count="0" meta:page-count="6" meta:paragraph-count="106" meta:word-count="1255" meta:character-count="8264"/>
  </office:meta>
</office:document-meta>
</file>